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1472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Microcontroller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Microcontroller</text:p>
          </table:table-cell>
          <table:table-cell table:style-name="Default" office:value-type="string" calcext:value-type="string">
            <text:p>Price (Amazon)</text:p>
          </table:table-cell>
          <table:table-cell office:value-type="string" calcext:value-type="string">
            <text:p>Flash (MB)</text:p>
          </table:table-cell>
        </table:table-row>
        <table:table-row table:style-name="ro1">
          <table:table-cell office:value-type="string" calcext:value-type="string">
            <text:p><text:a xlink:href="https://www.amazon.com/Teyleten-Robot-Development-Bluetooth-Management/dp/B0CYLNZ6V4?crid=3RYCOIOO1LGKC&amp;dib=eyJ2IjoiMSJ9.WqXu2ESUoAHPG8ZE6p0Z98Q5ZJZWhtf9N_269geCRkjMEHodQJJfWFSz8lPOn15WJnJoFQSF3rD985hHeXHz4F6Uv8lCLasyHEeZzEyxAo2l1ionw-Gmn4ACfYzSo_arLHbE8yW4SikXCupuTdEUkq9P9LH-oya6_gvLgD3dnRs_1vzDNNQ9zd0ouaQN-aekypq_U9dcY8-TXDkpCc9xCbKV8K5-GUzZn45ePkQalf8.-rUyJhUuHYbt_a4adx2pPuUgKDEZG95jEly-cRO-EGg&amp;dib_tag=se&amp;keywords=nRF52840+10pcs&amp;qid=1764041262&amp;sprefix=nrf52840+10pc%2Caps%2C133&amp;sr=8-2" xlink:type="simple">NRF52840</text:a></text:p>
          </table:table-cell>
          <table:table-cell office:value-type="currency" office:currency="USD" office:value="5" calcext:value-type="currency">
            <text:p>$5.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s://www.amazon.com/ESP32-C3-Development-Bluetooth-Running-Frequency/dp/B0DFWG87JS?crid=39I234TORU2GI&amp;dib=eyJ2IjoiMSJ9.Z8xizBXo3bM6E-UtgwPdQ-7ZwMAO9MNOl8WPl3lLjWDwDpKfdM-wTpgnm_R6T35VH5U67CODgIgikytEGYCF4qESN-Dx4L47Vd1TdgnjWRxdeuGxJI_u3aUq1UbSu_dNho6MIsRX-GBNir9ilOAilkLzBbuQ2YMrc-1Q07TF7Z-fdUrvmxOKgzdvO-9jFsl9z19qzNoa25ITbsJjf9K-ed_0wFakVJEVinnu9eQgLmM.Z_TuTmmOo5osJhkmQURUr5wsKYD21eul_CWCu2ewCTY&amp;dib_tag=se&amp;keywords=esp32c3&amp;qid=1764041321&amp;sprefix=esp32c%2Caps%2C185&amp;sr=8-3&amp;th=1" xlink:type="simple">ESP32-C3</text:a></text:p>
          </table:table-cell>
          <table:table-cell office:value-type="currency" office:currency="USD" office:value="3" calcext:value-type="currency">
            <text:p>$3.0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NFC Readers" table:style-name="ta1"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Item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Interface</text:p>
          </table:table-cell>
        </table:table-row>
        <table:table-row table:style-name="ro1">
          <table:table-cell office:value-type="string" calcext:value-type="string">
            <text:p><text:a xlink:href="https://www.amazon.com/Communication-Suitable-Arduino-Raspberry-Smartphones/dp/B0DTHPS93J?crid=H3DSSX0T7QBX&amp;dib=eyJ2IjoiMSJ9.8W08W-Vkvuy3jpScwPACR9ZLbn_v2FCViZRXXpiBh7Zd6kHL5u7GtjNzBvJ6EZdI6fzKPAksY9KfEokR37Ibr7D1j8waEX63fUBMQGUR0lUwxGmk5Ms5eBGkEDnsZRKz2egcBh9QJ5YYFKPWlMgTZ4clNwe8FGn8IYQPnWAxUbE53z743ppTycj-4XZkH6GW4ldjjqBPnn1jRQeLQFovp9MALC6cgVxItCK2Rt65ctU.Pdh1pS1eqIz6yTrseF0yQpV4fraxuQ_JRF4HUtaEZ2A&amp;dib_tag=se&amp;keywords=pn532+bulk&amp;qid=1764048655&amp;sprefix=pn532+bulk%2Caps%2C187&amp;sr=8-1" xlink:type="simple">PN532</text:a></text:p>
          </table:table-cell>
          <table:table-cell office:value-type="currency" office:currency="USD" office:value="4.2" calcext:value-type="currency">
            <text:p>$4.20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amazon.com/10pcs-MFRC-522-RC522-Module-MFRC522/dp/B0CSTBGS1P?crid=37TZZ0Q8TP2ZG&amp;dib=eyJ2IjoiMSJ9.4NVUi4r4eT8uClt97gGCWpIh0RTmjjScAAdDh3SX4djt_5xntKAgH-XOJBSFkgFbi5W1ta7mtRrzfIc3SWAuQ-XocsLFlKb7qN0FB64Kd_QAv9J78VC0Bs77eGE61-kcHJGrCpZrSGFldLpWf1wQJMjrwkqXHz63C1Dc8N_V6G3BiJXDXcZo9nUbi1Vsw6JGGOp6UCZTfMBcT7lXe9DonsTCAucefy4tUlYrUje3Rug.iKC8uYAu_4uZDOqs1JR1uI3ucvDglhE8FMNA8V15YEc&amp;dib_tag=se&amp;keywords=rc522+10pcs&amp;qid=1764048722&amp;sprefix=rc522+10pc%2Caps%2C193&amp;sr=8-1" xlink:type="simple">RC522</text:a></text:p>
          </table:table-cell>
          <table:table-cell office:value-type="currency" office:currency="USD" office:value="1.7" calcext:value-type="currency">
            <text:p>$1.70</text:p>
          </table:table-cell>
          <table:table-cell office:value-type="string" calcext:value-type="string">
            <text:p>SPI</text:p>
          </table:table-cell>
        </table:table-row>
      </table:table>
      <table:table table:name="NFC Tags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ice/Item</text:p>
          </table:table-cell>
        </table:table-row>
      </table:table>
      <table:table table:name="RGB LEDs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Interesting</text:p>
          </table:table-cell>
          <table:table-cell office:value-type="string" calcext:value-type="string">
            <text:p>https://www.amazon.com/Treedix-WS2812B-Individually-Addressable-Raspberry/dp/B09FSTT43H?crid=18B78I5VEQHL&amp;dib=eyJ2IjoiMSJ9.5ApckfTkkFD9Wtu4gwVooMkaj4m2WneeOqI0nUanHmo058PtmH41o0pdbhoAz4JL7MLC-uS0PZi7dZGjdpbyN6PPiKTts8ez2pk-iISiqiE9JNRPK4_sE5bmGDxUaj0h5zIAG_FKGGgXesiZ9M-x75R_EilECyswKgZk4IYNTYkFWwLwwsFoqxsJ9cric-xt4yAX8lKgIvtMNLUmh3bFT9EnDvsbaNnLkc6wD5vzkUfOOtdc54na55DX8ugAiUKf3kIdSTkwiTin6vubJ9l3rwCWpQ23KziR1Fe5QvwZmV4.MOwHEiQvNP1vrm6eBXyO3KomlWYxcfnW9nssw3IxrfQ&amp;dib_tag=se&amp;keywords=rgb+led+driver+ic&amp;qid=1764051205&amp;sprefix=rgb+led+driver+i%2Caps%2C185&amp;sr=8-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# of LEDs</text:p>
          </table:table-cell>
          <table:table-cell office:value-type="string" calcext:value-type="string">
            <text:p>Cost / LED</text:p>
          </table:table-cell>
          <table:table-cell office:value-type="string" calcext:value-type="string">
            <text:p>Interface</text:p>
          </table:table-cell>
        </table:table-row>
        <table:table-row table:style-name="ro1">
          <table:table-cell office:value-type="string" calcext:value-type="string">
            <text:p><text:a xlink:href="https://www.amazon.com/Treedix-WS2812B-Individually-Addressable-Raspberry/dp/B09FSTT43H?crid=18B78I5VEQHL&amp;dib=eyJ2IjoiMSJ9.5ApckfTkkFD9Wtu4gwVooMkaj4m2WneeOqI0nUanHmo058PtmH41o0pdbhoAz4JL7MLC-uS0PZi7dZGjdpbyN6PPiKTts8ez2pk-iISiqiE9JNRPK4_sE5bmGDxUaj0h5zIAG_FKGGgXesiZ9M-x75R_EilECyswKgZk4IYNTYkFWwLwwsFoqxsJ9cric-xt4yAX8lKgIvtMNLUmh3bFT9EnDvsbaNnLkc6wD5vzkUfOOtdc54na55DX8ugAiUKf3kIdSTkwiTin6vubJ9l3rwCWpQ23KziR1Fe5QvwZmV4.MOwHEiQvNP1vrm6eBXyO3KomlWYxcfnW9nssw3IxrfQ&amp;dib_tag=se&amp;keywords=rgb+led+driver+ic&amp;qid=1764051205&amp;sprefix=rgb+led+driver+i%2Caps%2C185&amp;sr=8-14" xlink:type="simple">WS2812B</text:a></text:p>
          </table:table-cell>
          <table:table-cell office:value-type="float" office:value="12.99" calcext:value-type="float">
            <text:p>12.99</text:p>
          </table:table-cell>
          <table:table-cell office:value-type="float" office:value="48" calcext:value-type="float">
            <text:p>48</text:p>
          </table:table-cell>
          <table:table-cell table:formula="of:=[.B3]/[.C3]" office:value-type="float" office:value="0.270625" calcext:value-type="float">
            <text:p>0.270625</text:p>
          </table:table-cell>
          <table:table-cell office:value-type="string" calcext:value-type="string">
            <text:p>Single GPIO, chainable, individually addressible 24-bit color</text:p>
          </table:table-cell>
        </table:table-row>
        <table:table-row table:style-name="ro1">
          <table:table-cell office:value-type="string" calcext:value-type="string">
            <text:p><text:a xlink:href="https://www.amazon.com/EDGELEC-Tri-Color-Multicolor-Diffused-Resistors/dp/B077XGF3YR?crid=3UZ51R68DY9JN&amp;dib=eyJ2IjoiMSJ9.F6UlFFmxsevWAA03DWtuhdbG7W9YGnTthtNv_4Hmnpdcr2xeVjHZZU39N6x9238vOQT7WbRMV7ZDM6RsAI9HXHqsatQNA49x2xg-yBbTeGqscldr1XSeJ_VwSs6x-PSTug5pRr4UHxLBbwgZcUBYsgLSqHGvjLF2DiSHw9DG7YXpohZph75wm-wNM6DupOP-Nii78W7H3E8Z81MP7mZNFQ-kHXtlASep-kqB5Ph_cUk.6sysAie6mxXfH3mYzE7641DOmQdoqzoOMDgKSiAVJgI&amp;dib_tag=se&amp;keywords=RGB%2Bleds&amp;qid=1764110337&amp;sprefix=rgb%2Ble%2Caps%2C190&amp;sr=8-4&amp;th=1" xlink:type="simple">4 PIN LED</text:a></text:p>
          </table:table-cell>
          <table:table-cell office:value-type="float" office:value="8.99" calcext:value-type="float">
            <text:p>8.99</text:p>
          </table:table-cell>
          <table:table-cell office:value-type="float" office:value="100" calcext:value-type="float">
            <text:p>100</text:p>
          </table:table-cell>
          <table:table-cell table:formula="of:=[.B4]/[.C4]" office:value-type="float" office:value="0.0899" calcext:value-type="float">
            <text:p>0.0899</text:p>
          </table:table-cell>
          <table:table-cell office:value-type="string" calcext:value-type="string">
            <text:p>GPIO needed for each channel (R, G, B), likely needs a MOSF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 style:data-style-name="N2" text:time-value="13:59:58.3578112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4T19:27:01.705729548</meta:creation-date>
    <dc:date>2025-11-25T16:00:03.763018223</dc:date>
    <meta:editing-duration>PT1H47M18S</meta:editing-duration>
    <meta:editing-cycles>4</meta:editing-cycles>
    <meta:generator>LibreOffice/25.2.6.2$Linux_X86_64 LibreOffice_project/520$Build-2</meta:generator>
    <meta:document-statistic meta:table-count="4" meta:cell-count="38" meta:object-count="0"/>
  </office:meta>
</office:document-meta>
</file>